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4d6a6" officeooo:paragraph-rsid="0004d6a6"/>
    </style:style>
    <style:style style:name="P2" style:family="paragraph" style:parent-style-name="Standard">
      <style:paragraph-properties fo:margin-left="0in" fo:margin-right="0in" fo:line-height="200%" fo:text-align="center" style:justify-single-word="false" fo:text-indent="0.5in" style:auto-text-indent="true"/>
      <style:text-properties officeooo:rsid="0004d6a6" officeooo:paragraph-rsid="0004d6a6"/>
    </style:style>
    <style:style style:name="P3" style:family="paragraph" style:parent-style-name="Standard">
      <style:paragraph-properties fo:margin-left="0in" fo:margin-right="0in" fo:line-height="200%" fo:text-align="start" style:justify-single-word="false" fo:text-indent="0.5in" style:auto-text-indent="true"/>
      <style:text-properties officeooo:rsid="0005dfd4" officeooo:paragraph-rsid="0005dfd4"/>
    </style:style>
    <style:style style:name="T1" style:family="text">
      <style:text-properties officeooo:rsid="000739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dols - </text:span>Daniel 3:4-5</text:p>
      <text:p text:style-name="P1"/>
      <text:p text:style-name="P2">A herald loudly proclaimed, “People of every nation and language, you are commanded: <text:s/>When you hear the sound of the horn, flute, zither, lyre, harp, drum, and every kind of music, you are to fall facedown and worship the gold statue that King Nebuchadnezzar has set up.</text:p>
      <text:p text:style-name="P3">Can you imagine this today? Someone builds a statue of themselves and then tells you when you hear music you have to fall down and worship this statue. The utter laughter that would come from someone in America doing this could be heard in Europe. They would liken it to Saddam Hussein's statue in Iraq. It would not go over well in our society, or would it?</text:p>
      <text:p text:style-name="P3">The fact is that America has built statues that people worship in every day that is not of the Lord. Think of every time you go to a game of some sort. They like that place to a cathedral. Ohio State stadium has been called a cathedral. Daytona Speedway has been called a cathedral. Essentially those are places of worship to those fans, and yes outside of a lot of stadiums are statues of men who are worshiped as Gods. </text:p>
      <text:p text:style-name="P3">We may fashion ourselves as smarter than our ancestors, we are not. We are just as blind and dumb as they were. There are even false idols outside of some churches that people worship rather than worship the One True God. Nebuchadnezzar was not ignorant, he knew what he was doing and what he wanted, most Americans try to play humble but in reality they want to be worshiped as well. Just look at youth sports and how we have made idols of our children. It is no different.</text:p>
      <text:p text:style-name="P3">We are told early on in the Word of God, that we are to worship God and only God. That there is only One God and He is Holy. We are also shown hall fallen man had become, and why there is a need for a savior. Men have been built to worship. The question is what or whom do we worship. We are made to only worship Jehovah, and His Holiness, but our fallen nature does not allow us to do that. It takes Jesus Christ for us to be able to see that in life. </text:p>
      <text:p text:style-name="P3">This week let us put things into perspective. Let us spend more time with the Lord, learning about the Lord and less time with the world and doing things of the world. Let us not make Idols and <text:soft-page-break/>false worship of things that do not matter and will not get us into Heaven. Let us, <text:span text:style-name="T1">as Moses wrote in Exodus 20, Have any other God’s before Hi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30T22:12:59.505296430</meta:creation-date>
    <dc:date>2022-07-30T22:30:01.554863445</dc:date>
    <meta:editing-duration>PT4M32S</meta:editing-duration>
    <meta:editing-cycles>1</meta:editing-cycles>
    <meta:document-statistic meta:table-count="0" meta:image-count="0" meta:object-count="0" meta:page-count="2" meta:paragraph-count="7" meta:word-count="451" meta:character-count="2335" meta:non-whitespace-character-count="1888"/>
    <meta:generator>LibreOffice/7.0.4.2$Linux_X86_64 LibreOffice_project/00$Build-2</meta:generator>
  </office:meta>
</office:document-meta>
</file>